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0ee456" officeooo:paragraph-rsid="000ee456"/>
    </style:style>
    <style:style style:name="P2" style:family="paragraph" style:parent-style-name="Standard" style:list-style-name="L1">
      <style:text-properties officeooo:rsid="00105058" officeooo:paragraph-rsid="00105058"/>
    </style:style>
    <style:style style:name="P3" style:family="paragraph" style:parent-style-name="Standard" style:list-style-name="L1">
      <style:paragraph-properties style:writing-mode="lr-tb"/>
      <style:text-properties officeooo:rsid="00105058" officeooo:paragraph-rsid="00105058"/>
    </style:style>
    <style:style style:name="P4" style:family="paragraph" style:parent-style-name="Standard" style:list-style-name="L1">
      <style:paragraph-properties style:writing-mode="lr-tb"/>
      <style:text-properties officeooo:rsid="0011cd02" officeooo:paragraph-rsid="0011cd02"/>
    </style:style>
    <style:style style:name="T1" style:family="text">
      <style:text-properties officeooo:rsid="00105058"/>
    </style:style>
    <style:style style:name="T2" style:family="text">
      <style:text-properties officeooo:rsid="0011cd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prehľad NIST publikácií, FIPS a ich SP 800 série</text:p>
        </text:list-item>
        <text:list-item>
          <text:p text:style-name="P1">CyBOK, top-down a bottom-up riadenie rizík</text:p>
        </text:list-item>
        <text:list-item>
          <text:p text:style-name="P1">prehľad ISO/IEC 27000, špecificky 27005</text:p>
        </text:list-item>
        <text:list-item>
          <text:p text:style-name="P1">prehľad BSI IT Grundschutz, Kompendium a 200-3</text:p>
        </text:list-item>
        <text:list-item>
          <text:p text:style-name="P1">zľahka TOGAF (the open group architecture framework)</text:p>
        </text:list-item>
        <text:list-item>
          <text:p text:style-name="P1">zľahka OCTAVE allegro <text:span text:style-name="T1">top-down riadenie rizík</text:span></text:p>
        </text:list-item>
        <text:list-item>
          <text:p text:style-name="P2">utrasené, zjednotené a jasne vymedzené pojmy</text:p>
          <text:list>
            <text:list-item>
              <text:p text:style-name="P2">kyberentická bezpečnosť</text:p>
            </text:list-item>
            <text:list-item>
              <text:p text:style-name="P2">ISMS</text:p>
            </text:list-item>
            <text:list-item>
              <text:p text:style-name="P2">riadenie rizík</text:p>
            </text:list-item>
            <text:list-item>
              <text:p text:style-name="P2">analýza rizík</text:p>
            </text:list-item>
          </text:list>
        </text:list-item>
        <text:list-item>
          <text:p text:style-name="P2">prečo sa venujeme analýze rizík v kontexte SR/EÚ, zákonov a nariadení</text:p>
        </text:list-item>
        <text:list-item>
          <text:p text:style-name="P2">súčasné trendy, lokálne a globálne hrozby</text:p>
        </text:list-item>
        <text:list-item>
          <text:p text:style-name="P2">prečo sme si vybrali štandard BSI 200-3?</text:p>
        </text:list-item>
        <text:list-item>
          <text:p text:style-name="P2">existujúce riešenia a súvisiace práce, príbuzná STU, zahraničné proof of concepts, proprietárne riešenia</text:p>
        </text:list-item>
        <text:list-item>
          <text:p text:style-name="P2">komu navrhujeme systém a čo od neho očakávame?</text:p>
        </text:list-item>
        <text:list-item>
          <text:p text:style-name="P2">aký bude mať prínos navrhovaný systém?</text:p>
        </text:list-item>
        <text:list-item>
          <text:p text:style-name="P2">predpoklady pre začatie analýzy rizík</text:p>
        </text:list-item>
        <text:list-item>
          <text:p text:style-name="P2">ukážka systému, reprezentatívna vzorka, na ktorej sa dá dobre demonštrovať systém</text:p>
        </text:list-item>
        <text:list-item>
          <text:p text:style-name="P2">opis pracovného postupu so systémom</text:p>
        </text:list-item>
        <text:list-item>
          <text:p text:style-name="P2">prepojenie systému so štandardami BSI</text:p>
        </text:list-item>
        <text:list-item>
          <text:p text:style-name="P2">vzniknutý databázový model, význačné časti</text:p>
        </text:list-item>
        <text:list-item>
          <text:p text:style-name="P2">softvérové nástroje, inštalácia a spustenie systému</text:p>
        </text:list-item>
        <text:list-item>
          <text:p text:style-name="P3">problémy, <text:s/>resp. zajačia diera analýzy rizík, ako vlastne vyhodnotiť riziká, kde začať, začarovaný kruh</text:p>
        </text:list-item>
        <text:list-item>
          <text:p text:style-name="P3">potenciálna integrácia na externé systémy, OASIS STIX <text:span text:style-name="T2">(structured thread information expression)</text:span> a TAXII <text:span text:style-name="T2">(Trusted Automated Exchange of Intelligence Information)</text:span></text:p>
        </text:list-item>
        <text:list-item>
          <text:p text:style-name="P3">pomohla by umelá inteligencia? máme dostatok dát? čisto konštatovanie</text:p>
        </text:list-item>
        <text:list-item>
          <text:p text:style-name="P4">oblasti, ktoré je potrebne v širšom tíme a s väčšími skúsenostiam analyzovať</text:p>
        </text:list-item>
        <text:list-item>
          <text:p text:style-name="P3">zhrnutie vecí, na ktoré si treba dať pozor pri návrhu systému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sk" fo:country="SK" style:letter-kerning="true" style:font-name-asian="Noto Sans CJK HK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sk" fo:country="SK" style:letter-kerning="true" style:font-name-asian="Noto Sans CJK HK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11:51:55.095473315</meta:creation-date>
    <dc:date>2026-02-16T12:30:04.941071358</dc:date>
    <meta:editing-duration>PT2M1S</meta:editing-duration>
    <meta:editing-cycles>1</meta:editing-cycles>
    <meta:generator>LibreOffice/24.8.7.2$Linux_X86_64 LibreOffice_project/480$Build-2</meta:generator>
    <meta:document-statistic meta:table-count="0" meta:image-count="0" meta:object-count="0" meta:page-count="1" meta:paragraph-count="28" meta:word-count="234" meta:character-count="1489" meta:non-whitespace-character-count="1310"/>
  </office:meta>
</office:document-meta>
</file>